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1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4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00a933" loext:opacity="100%" style:font-name="Hack Nerd Font Mono1" fo:font-size="8pt" style:font-size-asian="8pt" style:font-size-complex="8pt"/>
    </style:style>
    <style:style style:name="P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 style:font-size-asian="8pt" style:font-size-complex="8pt"/>
    </style:style>
    <style:style style:name="P3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14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/>
    </style:style>
    <style:style style:name="P7" style:family="paragraph">
      <style:paragraph-properties fo:text-align="center" style:writing-mode="lr-tb"/>
      <style:text-properties fo:color="#2a6099" loext:opacity="100%" style:font-name="Hack Nerd Font Mono1" fo:font-size="14pt" style:font-size-asian="14pt" style:font-size-complex="14pt"/>
    </style:style>
    <style:style style:name="P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style:font-size-asian="14pt" style:font-size-complex="14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11" style:family="paragraph">
      <style:paragraph-properties fo:text-align="center" style:writing-mode="lr-tb"/>
      <style:text-properties fo:color="#00a933" loext:opacity="100%" style:font-name="Hack Nerd Font Mono1" fo:font-size="7pt" fo:letter-spacing="-0.03cm" style:font-size-asian="7pt" style:font-size-complex="7pt"/>
    </style:style>
    <style:style style:name="P1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fo:letter-spacing="-0.03cm" style:font-size-asian="7pt" style:font-size-complex="7pt"/>
    </style:style>
    <style:style style:name="P13" style:family="paragraph">
      <style:paragraph-properties fo:text-align="center" style:writing-mode="lr-tb"/>
      <style:text-properties fo:color="#2a6099" loext:opacity="100%" style:font-name="Hack Nerd Font Mono1" fo:font-size="14pt" fo:letter-spacing="-0.03cm" style:font-size-asian="14pt" style:font-size-complex="14pt"/>
    </style:style>
    <style:style style:name="P1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fo:letter-spacing="-0.03cm" style:font-size-asian="14pt" style:font-size-complex="14pt"/>
    </style:style>
    <style:style style:name="P15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1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7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1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22" style:family="paragraph">
      <style:paragraph-properties fo:text-align="center" style:writing-mode="lr-tb"/>
      <style:text-properties fo:color="#999999" loext:opacity="100%" fo:font-size="10pt"/>
    </style:style>
    <style:style style:name="P23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2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25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26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30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31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4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3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37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3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39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40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style:font-name="Hack Nerd Font Mono1" fo:font-size="8pt" style:font-size-asian="8pt" style:font-size-complex="8pt"/>
    </style:style>
    <style:style style:name="T2" style:family="text">
      <style:text-properties fo:color="#2a6099" loext:opacity="100%" style:font-name="Hack Nerd Font Mono1" fo:font-size="14pt"/>
    </style:style>
    <style:style style:name="T3" style:family="text">
      <style:text-properties fo:color="#00a933" loext:opacity="100%" style:font-name="Hack Nerd Font Mono1" fo:font-size="14pt"/>
    </style:style>
    <style:style style:name="T4" style:family="text">
      <style:text-properties fo:color="#2a6099" loext:opacity="100%" style:font-name="Hack Nerd Font Mono1" fo:font-size="14pt" fo:letter-spacing="-0.03cm" style:font-size-asian="14pt" style:font-size-complex="14pt"/>
    </style:style>
    <style:style style:name="T5" style:family="text">
      <style:text-properties style:font-name="Hack Nerd Font Mono1" fo:font-size="14pt"/>
    </style:style>
    <style:style style:name="T6" style:family="text">
      <style:text-properties fo:color="#00a933" loext:opacity="100%" style:font-name="Hack Nerd Font Mono1" fo:font-size="9pt"/>
    </style:style>
    <style:style style:name="T7" style:family="text">
      <style:text-properties fo:color="#00a933" loext:opacity="100%" style:font-name="Hack Nerd Font Mono1" fo:font-size="7pt" fo:letter-spacing="-0.03cm" style:font-size-asian="7pt" style:font-size-complex="7pt"/>
    </style:style>
    <style:style style:name="T8" style:family="text">
      <style:text-properties style:font-name="Hack Nerd Font Mono1" fo:font-size="14pt" fo:letter-spacing="-0.03cm" style:font-size-asian="14pt" style:font-size-complex="14pt"/>
    </style:style>
    <style:style style:name="T9" style:family="text">
      <style:text-properties fo:color="#00a933" loext:opacity="100%" style:font-name="Hack Nerd Font Mono1" fo:font-size="7pt" style:font-size-asian="7pt" style:font-size-complex="7pt"/>
    </style:style>
    <style:style style:name="T10" style:family="text">
      <style:text-properties fo:color="#2a6099" loext:opacity="100%" style:font-name="Hack Nerd Font Mono1" fo:font-size="14pt" style:font-size-asian="14pt" style:font-size-complex="14pt"/>
    </style:style>
    <style:style style:name="T11" style:family="text">
      <style:text-properties style:font-name="Hack Nerd Font Mono1" fo:font-size="8pt"/>
    </style:style>
    <style:style style:name="T12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999999" loext:opacity="100%" fo:font-size="10pt"/>
    </style:style>
    <style:style style:name="T14" style:family="text">
      <style:text-properties fo:color="#2a6099" loext:opacity="100%" style:font-name="Hack Nerd Font Mono1" fo:font-size="10pt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2a6099" loext:opacity="100%" style:font-name="Hack Nerd Font Mono1" fo:font-size="8pt"/>
    </style:style>
    <style:style style:name="T17" style:family="text">
      <style:text-properties fo:color="#00a933" loext:opacity="100%" style:font-name="Hack Nerd Font Mono1" fo:font-size="8pt"/>
    </style:style>
    <style:style style:name="T18" style:family="text">
      <style:text-properties fo:color="#00a933" loext:opacity="100%" style:font-name="Hack Nerd Font Mono1" fo:font-size="6pt" fo:letter-spacing="-0.03cm" style:font-size-asian="6pt" style:font-size-complex="6pt"/>
    </style:style>
    <style:style style:name="T19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786cm" svg:y="2.951cm">
          <text:p text:style-name="P7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.214cm" svg:height="1.249cm" svg:x="1.957cm" svg:y="1.451cm">
          <text:p text:style-name="P11"><text:span text:style-name="T7">esc</text:span></text:p>
          <text:p text:style-name="P11"><text:span text:style-name="T7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É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.214cm" svg:height="1.249cm" svg:x="1.957cm" svg:y="2.951cm">
          <text:p text:style-name="P13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 text:style-name="P15"><text:span text:style-name="T9">;</text:span></text:p>
          <text:p text:style-name="P15"><text:span text:style-name="T9">alt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6.75cm" svg:y="6.249cm">
          <text:p text:style-name="P15"><text:span text:style-name="T9">,</text:span></text:p>
          <text:p text:style-name="P15"><text:span text:style-name="T9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75cm" svg:height="1.249cm" svg:x="8.5cm" svg:y="6.5cm">
          <text:p text:style-name="P15"><text:span text:style-name="T9">space</text:span></text:p>
          <text:p text:style-name="P15"><text:span text:style-name="T9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218cm" svg:height="1.249cm" svg:x="11.932cm" svg:y="1.451cm">
          <text:p text:style-name="P7"><text:span text:style-name="T10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1.218cm" svg:height="1.249cm" svg:x="17.783cm" svg:y="1.451cm">
          <text:p text:style-name="P5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1.218cm" svg:height="1.249cm" svg:x="17.783cm" svg:y="1.451cm">
          <text:p text:style-name="P5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1.218cm" svg:height="1.249cm" svg:x="17.783cm" svg:y="1.451cm">
          <text:p text:style-name="P5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18cm" svg:height="1.249cm" svg:x="17.783cm" svg:y="1.451cm">
          <text:p text:style-name="P17"><text:span text:style-name="T11">Bsp</text:span></text:p>
          <text:p text:style-name="P17"><text:span text:style-name="T11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524cm" svg:height="1.249cm" svg:x="14.476cm" svg:y="6cm">
          <text:p text:style-name="P15"><text:span text:style-name="T9">:</text:span></text:p>
          <text:p text:style-name="P15"><text:span text:style-name="T9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cm" svg:height="1.249cm" svg:x="12.75cm" svg:y="6.251cm">
          <text:p text:style-name="P19"><text:span text:style-name="T12">.</text:span></text:p>
          <text:p text:style-name="P19"><text:span text:style-name="T1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75cm" svg:height="1.249cm" svg:x="10.75cm" svg:y="6.5cm">
          <text:p text:style-name="P15"><text:span text:style-name="T9">enter</text:span></text:p>
          <text:p text:style-name="P21"><text:span text:style-name="T9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5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1.214cm" svg:height="1.25cm" svg:x="6.329cm" svg:y="1.2cm">
          <text:p text:style-name="P26"><text:span text:style-name="T14">Wh</text:span></text:p>
          <text:p text:style-name="P27"><text:span text:style-name="T14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8" draw:layer="layout" svg:width="1.215cm" svg:height="1.25cm" svg:x="4.871cm" svg:y="0.95cm">
          <text:p text:style-name="P26"><text:span text:style-name="T14">Wh</text:span></text:p>
          <text:p text:style-name="P27"><text:span text:style-name="T14">↓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1.215cm" svg:height="1.25cm" svg:x="3.414cm" svg:y="1.2cm">
          <text:p text:style-name="P27"><text:span text:style-name="T15">Wh </text:span><text:span text:style-name="T14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draw:layer="layout" svg:width="1.214cm" svg:height="1.249cm" svg:x="1.957cm" svg:y="1.451cm">
          <text:p text:style-name="P26"><text:span text:style-name="T14">Wh</text:span></text:p>
          <text:p text:style-name="P27"><text:span text:style-name="T14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2.7cm">
          <text:p text:style-name="P30"><text:span text:style-name="T16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2.45cm">
          <text:p text:style-name="P30"><text:span text:style-name="T16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2.7cm">
          <text:p text:style-name="P30"><text:span text:style-name="T16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524cm" svg:height="1.249cm" svg:x="14.476cm" svg:y="6cm">
          <text:p text:style-name="P15"><text:span text:style-name="T9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0" draw:layer="layout" svg:width="1.5cm" svg:height="1.249cm" svg:x="12.75cm" svg:y="6.251cm">
          <text:p text:style-name="P19"><text:span text:style-name="T12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432cm" svg:height="1.249cm" svg:x="11cm" svg:y="6.501cm">
          <text:p text:style-name="P15"><text:span text:style-name="T9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Pg</text:span></text:p>
          <text:p text:style-name="P32"><text:span text:style-name="T16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Pg</text:span></text:p>
          <text:p text:style-name="P32"><text:span text:style-name="T16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3"><text:span text:style-name="T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3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3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3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3.95cm">
          <text:p text:style-name="P30"><text:span text:style-name="T16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4.2cm">
          <text:p text:style-name="P30"><text:span text:style-name="T16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6">Vol</text:span></text:p>
          <text:p text:style-name="P30"><text:span text:style-name="T16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5" draw:layer="layout" svg:width="1.219cm" svg:height="1.25cm" svg:x="13.36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5" draw:layer="layout" svg:width="1.219cm" svg:height="1.25cm" svg:x="14.832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5" draw:layer="layout" svg:width="1.219cm" svg:height="1.25cm" svg:x="16.29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6" draw:layer="layout" svg:width="1.218cm" svg:height="1.249cm" svg:x="17.783cm" svg:y="2.951cm">
          <text:p text:style-name="P32"><text:span text:style-name="T16">Vol</text:span></text:p>
          <text:p text:style-name="P32"><text:span text:style-name="T16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2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5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2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4.451cm">
          <text:p text:style-name="P30"><text:span text:style-name="T16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5" draw:text-style-name="P18" draw:layer="layout" svg:width="1.464cm" svg:height="1.249cm" svg:x="7.786cm" svg:y="1.451cm">
          <text:p text:style-name="P17"><text:span text:style-name="T17">pr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38" draw:layer="layout" svg:width="1.464cm" svg:height="1.249cm" svg:x="7.786cm" svg:y="2.951cm">
          <text:p text:style-name="P37"><text:span text:style-name="T18">s(prin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46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7.036cm" svg:y="6.25cm">
          <text:p text:style-name="P9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214cm" svg:height="1.249cm" svg:x="8.5cm" svg:y="6.5cm">
          <text:p text:style-name="P9"><text:span text:style-name="T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0.95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451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0.95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451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0.95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1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451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1.2cm">
          <text:p text:style-name="P39"><text:span text:style-name="T19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0.95cm">
          <text:p text:style-name="P39"><text:span text:style-name="T19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1.2cm">
          <text:p text:style-name="P39"><text:span text:style-name="T19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451cm">
          <text:p text:style-name="P39"><text:span text:style-name="T19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2.7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2.45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2.7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2.951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2.7cm">
          <text:p text:style-name="P39"><text:span text:style-name="T19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2.45cm">
          <text:p text:style-name="P39"><text:span text:style-name="T19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2.7cm">
          <text:p text:style-name="P39"><text:span text:style-name="T19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2.951cm">
          <text:p text:style-name="P39"><text:span text:style-name="T19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4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3.95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4.2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4.451cm">
          <text:p text:style-name="P39"><text:span text:style-name="T1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9cm" svg:y="4.2cm">
          <text:p text:style-name="P39"><text:span text:style-name="T19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32cm" svg:y="3.95cm">
          <text:p text:style-name="P39"><text:span text:style-name="T19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95cm" svg:y="4.2cm">
          <text:p text:style-name="P39"><text:span text:style-name="T19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4.451cm">
          <text:p text:style-name="P39"><text:span text:style-name="T19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5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3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2-29T09:46:43.713671750</dc:date>
    <meta:editing-duration>PT17H46M53S</meta:editing-duration>
    <meta:editing-cycles>22</meta:editing-cycles>
    <meta:generator>LibreOffice/7.4.3.2$Linux_X86_64 LibreOffice_project/40$Build-2</meta:generator>
    <meta:document-statistic meta:object-count="813"/>
  </office:meta>
</office:document-meta>
</file>